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S</text:p>
      <text:p text:style-name="Standard">elemnt fit and styling</text:p>
      <text:p text:style-name="Standard">avoid reppetetvei code</text:p>
      <text:p text:style-name="Standard">it not a language a style</text:p>
      <text:p text:style-name="Standard"/>
      <text:p text:style-name="Standard">the way we arrange things is like html</text:p>
      <text:p text:style-name="Standard"/>
      <text:p text:style-name="Standard">follow order</text:p>
      <text:p text:style-name="Standard">to change colors its important to link the css file</text:p>
      <text:p text:style-name="Standard">style.css file</text:p>
      <text:p text:style-name="Standard"/>
      <text:p text:style-name="Standard">common contain body</text:p>
      <text:p text:style-name="Standard">font-family</text:p>
      <text:p text:style-name="Standard"/>
      <text:p text:style-name="Standard"/>
      <text:p text:style-name="Standard">univeral selectros targets each elemnt specificly</text:p>
      <text:p text:style-name="Standard"/>
      <text:p text:style-name="Standard">attribute selectorst target only <text:s/>ones </text:p>
      <text:p text:style-name="Standard"/>
      <text:p text:style-name="Standard">pseudo classes</text:p>
      <text:p text:style-name="Standard">interactive moments when overing over links can apply to any elements</text:p>
      <text:p text:style-name="Standard">also apply tp all sorts like backround color </text:p>
      <text:p text:style-name="Standard"/>
      <text:p text:style-name="Standard"/>
      <text:p text:style-name="Standard">dowenload all chalnnesges</text:p>
      <text:p text:style-name="Standard">git commit</text:p>
      <text:p text:style-name="Standard">git push </text:p>
      <text:p text:style-name="Standard">to main brunch</text:p>
      <text:p text:style-name="Standard"/>
      <text:p text:style-name="Standard">solve challenges</text:p>
      <text:p text:style-name="Standard"/>
      <text:p text:style-name="Standard">push</text:p>
      <text:p text:style-name="Standard"/>
      <text:p text:style-name="Standard">before work branc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1T09:49:04.18</meta:creation-date>
    <dc:date>2024-11-01T11:36:41.34</dc:date>
    <meta:editing-duration>PT1H47M13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1" meta:paragraph-count="22" meta:word-count="88" meta:character-count="529"/>
  </office:meta>
</office:document-meta>
</file>